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a entregar:</text:p>
      <text:p text:style-name="Standard"/>
      <text:p text:style-name="Standard">1-. Copiar la API diseñada para realizar los ejercicios de tarea y gestor de tarea (tarea.c, tarea.h, gestor_tarea.h, gestor_tarea.c y main.c).</text:p>
      <text:p text:style-name="Standard"/>
      <text:p text:style-name="Standard">2-. Actualizar la API diseñada para sustituir el uso de arrays por listas (list_head).</text:p>
      <text:p text:style-name="Standard"/>
      <text:p text:style-name="P2">EXTRAS</text:p>
      <text:p text:style-name="P2"/>
      <text:p text:style-name="P2">3-. Usar automake y autoconf para configurar y compilar el proyecto existente.</text:p>
      <text:p text:style-name="P2"/>
      <text:p text:style-name="P2">4-. Generar un parche con todo el código desarrollado. Guardar dicho fichero también en la carpeta del proyecto, creando una carpeta llamada “parches”.</text:p>
      <text:p text:style-name="P2"/>
      <text:p text:style-name="P2"/>
      <text:p text:style-name="P2"/>
      <text:p text:style-name="P2"/>
      <text:p text:style-name="P2"/>
      <text:p text:style-name="P2"><text:span text:style-name="T1">Los ejercicios deben ser subidos a la cuenta personal de cada alumno de GitHub. El ejercicio debe estar subido en dicha cuenta como día límite, el miércoles de la semana que viene. Para toda duda o problema con los ejercicios, tienen la opción de ponerse en contacto con el profesor a partir del correo &lt;</text:span><text:a xlink:type="simple" xlink:href="mailto:alvaro@soleta.eu"><text:span text:style-name="T1">alvaro@soleta.eu</text:span></text:a><text:span text:style-name="T1">&gt; <text:s/>o por la lista de programación en C. Se valorará positivamente tanto realizar las preguntas por dicha lista como la resolución de ellas por parte de algún/alguna compañera/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5-02-27T10:52:46</meta:creation-date>
    <dc:date>2015-03-12T13:09:03</dc:date>
    <dc:creator>alvaro </dc:creator>
    <meta:editing-duration>PT25M48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1" meta:paragraph-count="7" meta:word-count="157" meta:character-count="982" meta:non-whitespace-character-count="831"/>
  </office:meta>
</office:document-meta>
</file>